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f66" officeooo:paragraph-rsid="0005af66"/>
    </style:style>
    <style:style style:name="P2" style:family="paragraph" style:parent-style-name="Standard">
      <style:text-properties officeooo:rsid="0005af66" officeooo:paragraph-rsid="0005d357"/>
    </style:style>
    <style:style style:name="P3" style:family="paragraph" style:parent-style-name="Standard">
      <style:text-properties officeooo:rsid="0005d357" officeooo:paragraph-rsid="0005d357"/>
    </style:style>
    <style:style style:name="T1" style:family="text">
      <style:text-properties officeooo:rsid="0005af66"/>
    </style:style>
    <style:style style:name="T2" style:family="text">
      <style:text-properties officeooo:rsid="0005d3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pahtumien kuvaukset:</text:p>
      <text:p text:style-name="P1"/>
      <text:p text:style-name="P1">T1:</text:p>
      <text:p text:style-name="P1">1. Pyydetään asiakkaan nimi tai numero sekä tarvittavat tiedot mitä lisätä</text:p>
      <text:p text:style-name="P1">2. Tarkistetaan että asiakas on olemassa tekemällä kysely asiakas-tauluun</text:p>
      <text:p text:style-name="P1">3. Lisätään työkohde-tauluun uusi rivi jossa tiedot sekä viittaus asiakkaaseen</text:p>
      <text:p text:style-name="P1">4. Lisätään lasku-tauluun uusi rivi jossa viittaus työkohteeseen sekä asiakkaaseen</text:p>
      <text:p text:style-name="P1"/>
      <text:p text:style-name="P1">T2:</text:p>
      <text:p text:style-name="P1">1. Pyydetään työkohteen nimi tai tunnus sekä tarvittavat tiedot</text:p>
      <text:p text:style-name="P1">2. Tarkistetaan että työkohde on olemassa tekemällä kysely työkohde-taulusta.</text:p>
      <text:p text:style-name="P1">3. Päivitetään työkohde-taulun rivi lisäämällä tunteihin käsketty määrä</text:p>
      <text:p text:style-name="P1">4. Etsitään lasku-taulusta työkohteeseen liitetty rivi jossa ei ole vielä päiväystä.</text:p>
      <text:p text:style-name="P1">5. Jos riviä ei löydy, sellainen luodaan.</text:p>
      <text:p text:style-name="P1">6. Tarkistetaan että käytetyt esineet löytyvät tarvike-taulusta.</text:p>
      <text:p text:style-name="P1">6. Lisätään jokaiselle esineelle uusi rivi myyty_tarvike-tauluun joka viittaa tarvike-tauluun sekä lasku-tauluun.</text:p>
      <text:p text:style-name="P1"/>
      <text:p text:style-name="P1">T3:</text:p>
      <text:p text:style-name="P1">1. <text:span text:style-name="T2">Etsitään laskut taulusta kaikki laskut joissa eräpäivä &lt; nykyinen päivä, maksupäivä = NULL, ja laskun numero on 1</text:span></text:p>
      <text:p text:style-name="P3">2. Etstiään laskut-taulusta kaikki laskut jotka ovat viittauksia näihin laskuihin</text:p>
      <text:p text:style-name="P3">3. Poistetaan kohdan 1. hakutuloksista kaikki joille löytyy viittaus.</text:p>
      <text:p text:style-name="P3">4. Lisätään jokaista kohdan 1. hakutulosta kohti uusi lasku joka viittaa vanhaan laskuun ja annetaan laskujen numeroksi 2.</text:p>
      <text:p text:style-name="P3"/>
      <text:p text:style-name="P3">T4.</text:p>
      <text:p text:style-name="P3"><text:span text:style-name="T1">1. </text:span>Etsitään laskut taulusta kaikki laskut joissa eräpäivä &lt; nykyinen päivä, maksupäivä = NULL, ja laskun numero on 2</text:p>
      <text:p text:style-name="P3">2. Luodaan jokaista löydettyä laskua kohti uusi lasku joka viittaa alkuperäiseen laskuun ja lisätään laskun numeroksi 3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1:31:35.031000000</meta:creation-date>
    <dc:date>2019-02-26T22:57:37.886000000</dc:date>
    <meta:editing-duration>PT15M32S</meta:editing-duration>
    <meta:editing-cycles>1</meta:editing-cycles>
    <meta:document-statistic meta:table-count="0" meta:image-count="0" meta:object-count="0" meta:page-count="1" meta:paragraph-count="22" meta:word-count="201" meta:character-count="1477" meta:non-whitespace-character-count="1298"/>
    <meta:generator>LibreOffice/5.4.1.2$Windows_X86_64 LibreOffice_project/ea7cb86e6eeb2bf3a5af73a8f7777ac570321527</meta:generator>
  </office:meta>
</office:document-meta>
</file>